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"/>
    <style:style style:name="ce2" style:family="table-cell" style:parent-style-name="Default" style:data-style-name="N43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30 units of tim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5.703403" calcext:value-type="float">
            <text:p>115.70340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82" calcext:value-type="float">
            <text:p>5.48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229297" calcext:value-type="float">
            <text:p>1312292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98666" calcext:value-type="float">
            <text:p>3599866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479134" calcext:value-type="float">
            <text:p>747913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641" calcext:value-type="float">
            <text:p>64.6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920" calcext:value-type="float">
            <text:p>25092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5" calcext:value-type="percentage">
            <text:p>3.3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1105063" calcext:value-type="float">
            <text:p>0.02110506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1.771629" calcext:value-type="float">
            <text:p>131.77162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149" calcext:value-type="float">
            <text:p>514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021912" calcext:value-type="float">
            <text:p>145021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83781" calcext:value-type="float">
            <text:p>3898378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8089546" calcext:value-type="float">
            <text:p>808954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391" calcext:value-type="float">
            <text:p>61.39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425" calcext:value-type="float">
            <text:p>27142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6" calcext:value-type="percentage">
            <text:p>3.3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4400559" calcext:value-type="float">
            <text:p>0.02440055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4.812461" calcext:value-type="float">
            <text:p>144.81246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171" calcext:value-type="float">
            <text:p>4.17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218" calcext:value-type="float">
            <text:p>621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744007" calcext:value-type="float">
            <text:p>16874400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5" calcext:value-type="float">
            <text:p>1.16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77849" calcext:value-type="float">
            <text:p>4577784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9513964" calcext:value-type="float">
            <text:p>951396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699" calcext:value-type="float">
            <text:p>65.69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244" calcext:value-type="float">
            <text:p>32324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" calcext:value-type="percentage">
            <text:p>3.4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4721339" calcext:value-type="float">
            <text:p>0.03472133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3.002879" calcext:value-type="float">
            <text:p>153.00287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051134" calcext:value-type="float">
            <text:p>17805113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99111" calcext:value-type="float">
            <text:p>4859911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087258" calcext:value-type="float">
            <text:p>1008725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929" calcext:value-type="float">
            <text:p>65.9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030" calcext:value-type="float">
            <text:p>33403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9511899" calcext:value-type="float">
            <text:p>0.02951189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72.38703" calcext:value-type="float">
            <text:p>172.3870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04" calcext:value-type="float">
            <text:p>5.20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484895" calcext:value-type="float">
            <text:p>19148489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1" calcext:value-type="float">
            <text:p>1.1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46530" calcext:value-type="float">
            <text:p>515465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694346" calcext:value-type="float">
            <text:p>1069434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037" calcext:value-type="float">
            <text:p>62.03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6481" calcext:value-type="float">
            <text:p>35648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3124907" calcext:value-type="float">
            <text:p>0.03312490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76.666691" calcext:value-type="float">
            <text:p>176.66669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63" calcext:value-type="float">
            <text:p>4.46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7724" calcext:value-type="float">
            <text:p>772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798317" calcext:value-type="float">
            <text:p>2127983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5" calcext:value-type="float">
            <text:p>1.20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80393" calcext:value-type="float">
            <text:p>5688039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1807496" calcext:value-type="float">
            <text:p>1180749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835" calcext:value-type="float">
            <text:p>66.83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129" calcext:value-type="float">
            <text:p>39612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5" calcext:value-type="percentage">
            <text:p>3.3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9581264" calcext:value-type="float">
            <text:p>0.0395812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94.460301" calcext:value-type="float">
            <text:p>194.46030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14" calcext:value-type="float">
            <text:p>6.01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060" calcext:value-type="float">
            <text:p>806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290247" calcext:value-type="float">
            <text:p>2182902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05559" calcext:value-type="float">
            <text:p>5950555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2338394" calcext:value-type="float">
            <text:p>1233839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449" calcext:value-type="float">
            <text:p>63.44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2653" calcext:value-type="float">
            <text:p>40265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2332205" calcext:value-type="float">
            <text:p>0.03233220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4.851425" calcext:value-type="float">
            <text:p>214.85142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24" calcext:value-type="float">
            <text:p>5.12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781" calcext:value-type="float">
            <text:p>87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931323" calcext:value-type="float">
            <text:p>2369313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68519" calcext:value-type="float">
            <text:p>6406851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297624" calcext:value-type="float">
            <text:p>1329762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892" calcext:value-type="float">
            <text:p>61.8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5904" calcext:value-type="float">
            <text:p>43590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193148" calcext:value-type="float">
            <text:p>0.0419314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7.506879" calcext:value-type="float">
            <text:p>207.50687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211" calcext:value-type="float">
            <text:p>4.21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483" calcext:value-type="float">
            <text:p>948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4" calcext:value-type="float">
            <text:p>261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064039" calcext:value-type="float">
            <text:p>2570640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9" calcext:value-type="float">
            <text:p>1.23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060728" calcext:value-type="float">
            <text:p>6906072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4337048" calcext:value-type="float">
            <text:p>1433704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9.092" calcext:value-type="float">
            <text:p>69.0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6865" calcext:value-type="float">
            <text:p>47686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9276671" calcext:value-type="float">
            <text:p>0.04927667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36.600114" calcext:value-type="float">
            <text:p>236.60011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25" calcext:value-type="float">
            <text:p>5.92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802" calcext:value-type="float">
            <text:p>980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277085" calcext:value-type="float">
            <text:p>26327708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472889" calcext:value-type="float">
            <text:p>7147288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4830151" calcext:value-type="float">
            <text:p>1483015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68" calcext:value-type="float">
            <text:p>62.6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988" calcext:value-type="float">
            <text:p>48598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9932588" calcext:value-type="float">
            <text:p>0.03993258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46.69496" calcext:value-type="float">
            <text:p>246.6949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0543" calcext:value-type="float">
            <text:p>1054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665687" calcext:value-type="float">
            <text:p>2796656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36401" calcext:value-type="float">
            <text:p>7603640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783953" calcext:value-type="float">
            <text:p>1578395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982" calcext:value-type="float">
            <text:p>63.98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509" calcext:value-type="float">
            <text:p>51550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6555506" calcext:value-type="float">
            <text:p>0.04655550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41M32S" calcext:value-type="time">
            <text:p>06:4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47.347612" calcext:value-type="float">
            <text:p>247.34761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49" calcext:value-type="float">
            <text:p>4.44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148" calcext:value-type="float">
            <text:p>1114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909487" calcext:value-type="float">
            <text:p>2979094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4" calcext:value-type="float">
            <text:p>1.20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181135" calcext:value-type="float">
            <text:p>8118113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6852970" calcext:value-type="float">
            <text:p>1685297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135" calcext:value-type="float">
            <text:p>68.13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5206" calcext:value-type="float">
            <text:p>5552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9" calcext:value-type="percentage">
            <text:p>3.2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5592931" calcext:value-type="float">
            <text:p>0.05559293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70 units of tim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63.619481" calcext:value-type="float">
            <text:p>263.61948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843" calcext:value-type="float">
            <text:p>5.84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068" calcext:value-type="float">
            <text:p>1106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588285" calcext:value-type="float">
            <text:p>29458828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26651" calcext:value-type="float">
            <text:p>798266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6609274" calcext:value-type="float">
            <text:p>1660927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005" calcext:value-type="float">
            <text:p>63.00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5219" calcext:value-type="float">
            <text:p>54521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511651" calcext:value-type="float">
            <text:p>0.0451165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92.410915" calcext:value-type="float">
            <text:p>292.41091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575" calcext:value-type="float">
            <text:p>4.57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2611" calcext:value-type="float">
            <text:p>1261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7" calcext:value-type="float">
            <text:p>335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4723061" calcext:value-type="float">
            <text:p>34472306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767353" calcext:value-type="float">
            <text:p>907673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8882402" calcext:value-type="float">
            <text:p>1888240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575" calcext:value-type="float">
            <text:p>64.57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407" calcext:value-type="float">
            <text:p>63040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4" calcext:value-type="percentage">
            <text:p>3.3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392041" calcext:value-type="float">
            <text:p>0.0639204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20.290689" calcext:value-type="float">
            <text:p>320.29068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75" calcext:value-type="float">
            <text:p>6.07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3817" calcext:value-type="float">
            <text:p>1381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4" calcext:value-type="float">
            <text:p>335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4815507" calcext:value-type="float">
            <text:p>36481550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788902" calcext:value-type="float">
            <text:p>987889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0552607" calcext:value-type="float">
            <text:p>2055260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169" calcext:value-type="float">
            <text:p>64.16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1740" calcext:value-type="float">
            <text:p>65174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2723189" calcext:value-type="float">
            <text:p>0.05272318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32.255539" calcext:value-type="float">
            <text:p>332.25553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645" calcext:value-type="float">
            <text:p>4.64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5386" calcext:value-type="float">
            <text:p>1538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8027391" calcext:value-type="float">
            <text:p>3980273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509226" calcext:value-type="float">
            <text:p>1095092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2799048" calcext:value-type="float">
            <text:p>2279904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619" calcext:value-type="float">
            <text:p>68.6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9123" calcext:value-type="float">
            <text:p>72912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1533082" calcext:value-type="float">
            <text:p>0.07153308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52.375473" calcext:value-type="float">
            <text:p>352.37547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982" calcext:value-type="float">
            <text:p>4.98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6778" calcext:value-type="float">
            <text:p>1677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6437844" calcext:value-type="float">
            <text:p>4364378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9" calcext:value-type="float">
            <text:p>1.23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228297" calcext:value-type="float">
            <text:p>11922829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4817459" calcext:value-type="float">
            <text:p>2481745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429" calcext:value-type="float">
            <text:p>70.4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2772" calcext:value-type="float">
            <text:p>81277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0726656" calcext:value-type="float">
            <text:p>0.07072665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14.090868" calcext:value-type="float">
            <text:p>414.09086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49" calcext:value-type="float">
            <text:p>4.84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7661" calcext:value-type="float">
            <text:p>1766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1522346" calcext:value-type="float">
            <text:p>46152234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154649" calcext:value-type="float">
            <text:p>12615464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6219628" calcext:value-type="float">
            <text:p>2621962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319" calcext:value-type="float">
            <text:p>63.3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5216" calcext:value-type="float">
            <text:p>85521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5390386" calcext:value-type="float">
            <text:p>0.08539038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8S" calcext:value-type="time">
            <text:p>06:50:38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13.224102" calcext:value-type="float">
            <text:p>413.22410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9459" calcext:value-type="float">
            <text:p>1945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7106020" calcext:value-type="float">
            <text:p>50710602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7" calcext:value-type="float">
            <text:p>1.22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727521" calcext:value-type="float">
            <text:p>13772752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8668237" calcext:value-type="float">
            <text:p>2866823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9.377" calcext:value-type="float">
            <text:p>69.37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5980" calcext:value-type="float">
            <text:p>91598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8415101" calcext:value-type="float">
            <text:p>0.07841510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9S" calcext:value-type="time">
            <text:p>06:50:3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33.494654" calcext:value-type="float">
            <text:p>433.49465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911" calcext:value-type="float">
            <text:p>4.91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0589" calcext:value-type="float">
            <text:p>2058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33" calcext:value-type="float">
            <text:p>563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109583" calcext:value-type="float">
            <text:p>53010958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3" calcext:value-type="float">
            <text:p>1.22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881435" calcext:value-type="float">
            <text:p>14588143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0343910" calcext:value-type="float">
            <text:p>3034391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9.998" calcext:value-type="float">
            <text:p>69.99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0283" calcext:value-type="float">
            <text:p>99028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8273974" calcext:value-type="float">
            <text:p>0.08827397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9S" calcext:value-type="time">
            <text:p>06:50:3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83.869001" calcext:value-type="float">
            <text:p>483.86900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275" calcext:value-type="float">
            <text:p>6.27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1578" calcext:value-type="float">
            <text:p>2157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6705578" calcext:value-type="float">
            <text:p>5567055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1" calcext:value-type="float">
            <text:p>1.15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789454" calcext:value-type="float">
            <text:p>15178945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1556732" calcext:value-type="float">
            <text:p>3155673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218" calcext:value-type="float">
            <text:p>65.21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0808" calcext:value-type="float">
            <text:p>101080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7107443" calcext:value-type="float">
            <text:p>0.07710744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9S" calcext:value-type="time">
            <text:p>06:50:3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14.640119" calcext:value-type="float">
            <text:p>514.64011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22" calcext:value-type="float">
            <text:p>4.72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3291" calcext:value-type="float">
            <text:p>232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19" calcext:value-type="float">
            <text:p>6119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1519216" calcext:value-type="float">
            <text:p>6115192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88" calcext:value-type="float">
            <text:p>1.18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773268" calcext:value-type="float">
            <text:p>16377326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4068557" calcext:value-type="float">
            <text:p>3406855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199" calcext:value-type="float">
            <text:p>66.19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2426" calcext:value-type="float">
            <text:p>111242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8979647" calcext:value-type="float">
            <text:p>0.10897964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9S" calcext:value-type="time">
            <text:p>06:50:3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59.106193" calcext:value-type="float">
            <text:p>559.10619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96" calcext:value-type="float">
            <text:p>4.89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4518" calcext:value-type="float">
            <text:p>2451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84" calcext:value-type="float">
            <text:p>618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1820109" calcext:value-type="float">
            <text:p>6418201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8" calcext:value-type="float">
            <text:p>1.14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687063" calcext:value-type="float">
            <text:p>17268706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5912137" calcext:value-type="float">
            <text:p>3591213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231" calcext:value-type="float">
            <text:p>64.23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3316" calcext:value-type="float">
            <text:p>120331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5" calcext:value-type="percentage">
            <text:p>3.3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4200817" calcext:value-type="float">
            <text:p>0.11420081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0M39S" calcext:value-type="time">
            <text:p>06:50:3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87.037259" calcext:value-type="float">
            <text:p>587.03725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24" calcext:value-type="float">
            <text:p>4.42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5666" calcext:value-type="float">
            <text:p>2566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6401249" calcext:value-type="float">
            <text:p>6864012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9" calcext:value-type="float">
            <text:p>1.16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572123" calcext:value-type="float">
            <text:p>18257212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7917012" calcext:value-type="float">
            <text:p>3791701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59" calcext:value-type="float">
            <text:p>64.5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3361" calcext:value-type="float">
            <text:p>124336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32701744" calcext:value-type="float">
            <text:p>0.13270174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150 units of tim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49.366535" calcext:value-type="float">
            <text:p>549.36653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642" calcext:value-type="float">
            <text:p>5.64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3420" calcext:value-type="float">
            <text:p>2342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314588" calcext:value-type="float">
            <text:p>63831458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507815" calcext:value-type="float">
            <text:p>16650781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4652403" calcext:value-type="float">
            <text:p>3465240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077" calcext:value-type="float">
            <text:p>63.07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3945" calcext:value-type="float">
            <text:p>111394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1" calcext:value-type="percentage">
            <text:p>3.2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7364731" calcext:value-type="float">
            <text:p>0.09736473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99.819385" calcext:value-type="float">
            <text:p>599.81938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19" calcext:value-type="float">
            <text:p>5.01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7139" calcext:value-type="float">
            <text:p>2713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5742248" calcext:value-type="float">
            <text:p>7157422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3" calcext:value-type="float">
            <text:p>1.19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670023" calcext:value-type="float">
            <text:p>19067002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9704200" calcext:value-type="float">
            <text:p>3970420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194" calcext:value-type="float">
            <text:p>66.19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6732" calcext:value-type="float">
            <text:p>125673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9520316" calcext:value-type="float">
            <text:p>0.11952031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60.629499" calcext:value-type="float">
            <text:p>660.62949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38" calcext:value-type="float">
            <text:p>5.23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9550" calcext:value-type="float">
            <text:p>2955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66" calcext:value-type="float">
            <text:p>726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0733451" calcext:value-type="float">
            <text:p>7707334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7" calcext:value-type="float">
            <text:p>1.16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087715" calcext:value-type="float">
            <text:p>20808771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3317855" calcext:value-type="float">
            <text:p>4331785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571" calcext:value-type="float">
            <text:p>65.57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2197" calcext:value-type="float">
            <text:p>140219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26121895" calcext:value-type="float">
            <text:p>0.12612189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81.792297" calcext:value-type="float">
            <text:p>681.79229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835" calcext:value-type="float">
            <text:p>5.83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2025" calcext:value-type="float">
            <text:p>3202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8229195" calcext:value-type="float">
            <text:p>83822919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442329" calcext:value-type="float">
            <text:p>22544232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6894749" calcext:value-type="float">
            <text:p>4689474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782" calcext:value-type="float">
            <text:p>68.78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8580" calcext:value-type="float">
            <text:p>149858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6851969" calcext:value-type="float">
            <text:p>0.11685196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76.767704" calcext:value-type="float">
            <text:p>776.76770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4914" calcext:value-type="float">
            <text:p>3491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67" calcext:value-type="float">
            <text:p>886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2821335" calcext:value-type="float">
            <text:p>9328213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1" calcext:value-type="float">
            <text:p>1.20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861625" calcext:value-type="float">
            <text:p>24486162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50930779" calcext:value-type="float">
            <text:p>5093077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568" calcext:value-type="float">
            <text:p>65.56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6749" calcext:value-type="float">
            <text:p>164674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4466104" calcext:value-type="float">
            <text:p>0.1446610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46.318187" calcext:value-type="float">
            <text:p>846.31818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81" calcext:value-type="float">
            <text:p>5.28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7748" calcext:value-type="float">
            <text:p>3774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81" calcext:value-type="float">
            <text:p>978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550441" calcext:value-type="float">
            <text:p>9995504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81" calcext:value-type="float">
            <text:p>1.18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906115" calcext:value-type="float">
            <text:p>26490611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55095638" calcext:value-type="float">
            <text:p>5509563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1" calcext:value-type="float">
            <text:p>65.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9933" calcext:value-type="float">
            <text:p>177993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60266896" calcext:value-type="float">
            <text:p>0.16026689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1S" calcext:value-type="time">
            <text:p>06:56:5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42.48176" calcext:value-type="float">
            <text:p>842.4817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45" calcext:value-type="float">
            <text:p>5.34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1228" calcext:value-type="float">
            <text:p>4122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73" calcext:value-type="float">
            <text:p>1177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4386331" calcext:value-type="float">
            <text:p>10543863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52" calcext:value-type="float">
            <text:p>1.25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085202" calcext:value-type="float">
            <text:p>2890852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0149820" calcext:value-type="float">
            <text:p>6014982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1.396" calcext:value-type="float">
            <text:p>71.39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5311" calcext:value-type="float">
            <text:p>192531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57612059" calcext:value-type="float">
            <text:p>0.15761205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2S" calcext:value-type="time">
            <text:p>06:56:5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15.120857" calcext:value-type="float">
            <text:p>915.12085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246" calcext:value-type="float">
            <text:p>5.24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3511" calcext:value-type="float">
            <text:p>4351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88" calcext:value-type="float">
            <text:p>1118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0293910" calcext:value-type="float">
            <text:p>115029391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807573" calcext:value-type="float">
            <text:p>30280757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3006463" calcext:value-type="float">
            <text:p>6300646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041" calcext:value-type="float">
            <text:p>202804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2" calcext:value-type="percentage">
            <text:p>3.22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74451624" calcext:value-type="float">
            <text:p>0.17445162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2S" calcext:value-type="time">
            <text:p>06:56:5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49.108885" calcext:value-type="float">
            <text:p>949.10888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48" calcext:value-type="float">
            <text:p>5.34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6112" calcext:value-type="float">
            <text:p>4611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12" calcext:value-type="float">
            <text:p>1191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5451339" calcext:value-type="float">
            <text:p>12354513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001494" calcext:value-type="float">
            <text:p>32200149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6964565" calcext:value-type="float">
            <text:p>6696456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555" calcext:value-type="float">
            <text:p>70.55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5789" calcext:value-type="float">
            <text:p>215578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2" calcext:value-type="percentage">
            <text:p>3.22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7747033" calcext:value-type="float">
            <text:p>0.1774703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2S" calcext:value-type="time">
            <text:p>06:56:5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79.061934" calcext:value-type="float">
            <text:p>979.06193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12" calcext:value-type="float">
            <text:p>5.41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8867" calcext:value-type="float">
            <text:p>4886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62" calcext:value-type="float">
            <text:p>1256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7821790" calcext:value-type="float">
            <text:p>12978217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072745" calcext:value-type="float">
            <text:p>34007274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0735658" calcext:value-type="float">
            <text:p>7073565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2.248" calcext:value-type="float">
            <text:p>72.2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0094" calcext:value-type="float">
            <text:p>228009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2" calcext:value-type="percentage">
            <text:p>3.22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8091987" calcext:value-type="float">
            <text:p>0.1809198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2S" calcext:value-type="time">
            <text:p>06:56:5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13.272004" calcext:value-type="float">
            <text:p>1113.27200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57" calcext:value-type="float">
            <text:p>5.15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1815" calcext:value-type="float">
            <text:p>5181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72" calcext:value-type="float">
            <text:p>1317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8333085" calcext:value-type="float">
            <text:p>136833308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112976" calcext:value-type="float">
            <text:p>36111297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5083169" calcext:value-type="float">
            <text:p>7508316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444" calcext:value-type="float">
            <text:p>67.4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2787" calcext:value-type="float">
            <text:p>241278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1" calcext:value-type="percentage">
            <text:p>3.2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215876858" calcext:value-type="float">
            <text:p>0.21587685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8H56M52S" calcext:value-type="time">
            <text:p>06:56:5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19.50177" calcext:value-type="float">
            <text:p>1119.5017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22" calcext:value-type="float">
            <text:p>5.72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4464" calcext:value-type="float">
            <text:p>5446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14" calcext:value-type="float">
            <text:p>1401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0093968" calcext:value-type="float">
            <text:p>14400939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654905" calcext:value-type="float">
            <text:p>3786549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8755129" calcext:value-type="float">
            <text:p>7875512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348" calcext:value-type="float">
            <text:p>70.3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8524" calcext:value-type="float">
            <text:p>251852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95641845" calcext:value-type="float">
            <text:p>0.19564184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300 units of tim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29S" calcext:value-type="time">
            <text:p>07:01:2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62.199014" calcext:value-type="float">
            <text:p>1062.19901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652" calcext:value-type="float">
            <text:p>5.65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6685" calcext:value-type="float">
            <text:p>4668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53" calcext:value-type="float">
            <text:p>115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4950835" calcext:value-type="float">
            <text:p>12549508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81" calcext:value-type="float">
            <text:p>1.18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049408" calcext:value-type="float">
            <text:p>32904940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8483737" calcext:value-type="float">
            <text:p>6848373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474" calcext:value-type="float">
            <text:p>64.47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9774" calcext:value-type="float">
            <text:p>217977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87931422" calcext:value-type="float">
            <text:p>0.18793142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29S" calcext:value-type="time">
            <text:p>07:01:2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35.648558" calcext:value-type="float">
            <text:p>1135.64855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633" calcext:value-type="float">
            <text:p>5.63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2372" calcext:value-type="float">
            <text:p>5237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97" calcext:value-type="float">
            <text:p>1369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5360718" calcext:value-type="float">
            <text:p>142536071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55" calcext:value-type="float">
            <text:p>1.25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094995" calcext:value-type="float">
            <text:p>36809499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6578944" calcext:value-type="float">
            <text:p>7657894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432" calcext:value-type="float">
            <text:p>67.43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2024" calcext:value-type="float">
            <text:p>244202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201612833" calcext:value-type="float">
            <text:p>0.20161283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29S" calcext:value-type="time">
            <text:p>07:01:2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228.475897" calcext:value-type="float">
            <text:p>1228.47589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66" calcext:value-type="float">
            <text:p>5.76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7987" calcext:value-type="float">
            <text:p>5798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75" calcext:value-type="float">
            <text:p>1477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0505008" calcext:value-type="float">
            <text:p>155050500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62" calcext:value-type="float">
            <text:p>1.26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813269" calcext:value-type="float">
            <text:p>40581326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84431593" calcext:value-type="float">
            <text:p>8443159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729" calcext:value-type="float">
            <text:p>68.7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3321" calcext:value-type="float">
            <text:p>268332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213062303" calcext:value-type="float">
            <text:p>0.21306230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29S" calcext:value-type="time">
            <text:p>07:01:29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23.864055" calcext:value-type="float">
            <text:p>1423.86405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4409" calcext:value-type="float">
            <text:p>6440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68" calcext:value-type="float">
            <text:p>1666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0261452" calcext:value-type="float">
            <text:p>17002614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497823" calcext:value-type="float">
            <text:p>45049782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93712322" calcext:value-type="float">
            <text:p>9371232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815" calcext:value-type="float">
            <text:p>65.81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93214" calcext:value-type="float">
            <text:p>299321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256110679" calcext:value-type="float">
            <text:p>0.25611067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0S" calcext:value-type="time">
            <text:p>07:01:30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48.138188" calcext:value-type="float">
            <text:p>1448.13818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79" calcext:value-type="float">
            <text:p>5.77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9904" calcext:value-type="float">
            <text:p>6990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30" calcext:value-type="float">
            <text:p>1833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0839521" calcext:value-type="float">
            <text:p>182083952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301894" calcext:value-type="float">
            <text:p>48730189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1377902" calcext:value-type="float">
            <text:p>10137790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006" calcext:value-type="float">
            <text:p>70.00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8828" calcext:value-type="float">
            <text:p>320882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250599984" calcext:value-type="float">
            <text:p>0.25059998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0S" calcext:value-type="time">
            <text:p>07:01:30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65.996147" calcext:value-type="float">
            <text:p>1665.99614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03" calcext:value-type="float">
            <text:p>5.00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75607" calcext:value-type="float">
            <text:p>7560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0" calcext:value-type="float">
            <text:p>1990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759893" calcext:value-type="float">
            <text:p>199175989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6" calcext:value-type="float">
            <text:p>1.19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081650" calcext:value-type="float">
            <text:p>52808165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9812724" calcext:value-type="float">
            <text:p>10981272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914" calcext:value-type="float">
            <text:p>65.91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26337" calcext:value-type="float">
            <text:p>352633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1" calcext:value-type="percentage">
            <text:p>3.2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32975409" calcext:value-type="float">
            <text:p>0.33297540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0S" calcext:value-type="time">
            <text:p>07:01:30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765.054781" calcext:value-type="float">
            <text:p>1765.05478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1332" calcext:value-type="float">
            <text:p>813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61" calcext:value-type="float">
            <text:p>2126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1561643" calcext:value-type="float">
            <text:p>214156164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466634" calcext:value-type="float">
            <text:p>56646663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17799203" calcext:value-type="float">
            <text:p>11779920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74" calcext:value-type="float">
            <text:p>66.7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9006" calcext:value-type="float">
            <text:p>37790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1" calcext:value-type="percentage">
            <text:p>3.2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27456284" calcext:value-type="float">
            <text:p>0.32745628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1S" calcext:value-type="time">
            <text:p>07:01:3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899.634659" calcext:value-type="float">
            <text:p>1899.63465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64" calcext:value-type="float">
            <text:p>5.36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6776" calcext:value-type="float">
            <text:p>8677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70" calcext:value-type="float">
            <text:p>2237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5280294" calcext:value-type="float">
            <text:p>227528029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205394" calcext:value-type="float">
            <text:p>60320539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25460282" calcext:value-type="float">
            <text:p>12546028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044" calcext:value-type="float">
            <text:p>66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16005" calcext:value-type="float">
            <text:p>401600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54159576" calcext:value-type="float">
            <text:p>0.35415957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1S" calcext:value-type="time">
            <text:p>07:01:3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975.977808" calcext:value-type="float">
            <text:p>1975.97780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26" calcext:value-type="float">
            <text:p>5.32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2769" calcext:value-type="float">
            <text:p>9276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55" calcext:value-type="float">
            <text:p>2435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4733599" calcext:value-type="float">
            <text:p>243473359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2" calcext:value-type="float">
            <text:p>1.23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422661" calcext:value-type="float">
            <text:p>64342266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3805746" calcext:value-type="float">
            <text:p>13380574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716" calcext:value-type="float">
            <text:p>67.71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81226" calcext:value-type="float">
            <text:p>428122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71022767" calcext:value-type="float">
            <text:p>0.3710227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1S" calcext:value-type="time">
            <text:p>07:01:31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60.75693" calcext:value-type="float">
            <text:p>2060.7569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7601" calcext:value-type="float">
            <text:p>9760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35" calcext:value-type="float">
            <text:p>2443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0491276" calcext:value-type="float">
            <text:p>25904912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996328" calcext:value-type="float">
            <text:p>67599632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40588429" calcext:value-type="float">
            <text:p>14058842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8.222" calcext:value-type="float">
            <text:p>68.22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95551" calcext:value-type="float">
            <text:p>449555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82631799" calcext:value-type="float">
            <text:p>0.38263179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2S" calcext:value-type="time">
            <text:p>07:0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71.209301" calcext:value-type="float">
            <text:p>2171.20930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378" calcext:value-type="float">
            <text:p>5.37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04275" calcext:value-type="float">
            <text:p>10427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25" calcext:value-type="float">
            <text:p>2792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75222100" calcext:value-type="float">
            <text:p>267522210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2" calcext:value-type="float">
            <text:p>1.23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2828958" calcext:value-type="float">
            <text:p>72282895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0332288" calcext:value-type="float">
            <text:p>15033228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9.239" calcext:value-type="float">
            <text:p>69.23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95948" calcext:value-type="float">
            <text:p>479594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403701422" calcext:value-type="float">
            <text:p>0.40370142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9H01M32S" calcext:value-type="time">
            <text:p>07:01:32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354.913339" calcext:value-type="float">
            <text:p>2354.91333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03" calcext:value-type="float">
            <text:p>5.40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09055" calcext:value-type="float">
            <text:p>10905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13" calcext:value-type="float">
            <text:p>2791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3199993" calcext:value-type="float">
            <text:p>284319999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7" calcext:value-type="float">
            <text:p>1.20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856353" calcext:value-type="float">
            <text:p>7548563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6984155" calcext:value-type="float">
            <text:p>15698415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662" calcext:value-type="float">
            <text:p>66.66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2038" calcext:value-type="float">
            <text:p>500203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435864689" calcext:value-type="float">
            <text:p>0.43586468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csv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>
            <text:p>30 units of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s Running</text:p>
          </table:table-cell>
          <table:table-cell office:value-type="string" calcext:value-type="string">
            <text:p>20, 20, 20</text:p>
          </table:table-cell>
          <table:table-cell office:value-type="string" calcext:value-type="string">
            <text:p>21, 21, 21</text:p>
          </table:table-cell>
          <table:table-cell office:value-type="string" calcext:value-type="string">
            <text:p>22, 22, 22</text:p>
          </table:table-cell>
          <table:table-cell office:value-type="string" calcext:value-type="string">
            <text:p>23, 23, 23</text:p>
          </table:table-cell>
          <table:table-cell office:value-type="string" calcext:value-type="string">
            <text:p>24, 24, 24</text:p>
          </table:table-cell>
          <table:table-cell office:value-type="string" calcext:value-type="string">
            <text:p>25, 25, 25</text:p>
          </table:table-cell>
          <table:table-cell office:value-type="string" calcext:value-type="string">
            <text:p>26, 26, 26</text:p>
          </table:table-cell>
          <table:table-cell office:value-type="string" calcext:value-type="string">
            <text:p>27, 27, 27</text:p>
          </table:table-cell>
          <table:table-cell office:value-type="string" calcext:value-type="string">
            <text:p>28, 28, 28</text:p>
          </table:table-cell>
          <table:table-cell office:value-type="string" calcext:value-type="string">
            <text:p>29, 29, 29</text:p>
          </table:table-cell>
          <table:table-cell office:value-type="string" calcext:value-type="string">
            <text:p>30, 30, 30</text:p>
          </table:table-cell>
          <table:table-cell office:value-type="string" calcext:value-type="string">
            <text:p>31, 31, 31</text:p>
          </table:table-cell>
          <table:table-cell office:value-type="string" calcext:value-type="string">
            <text:p>20, 20, 24</text:p>
          </table:table-cell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115.703403" calcext:value-type="float">
            <text:p>115.703403</text:p>
          </table:table-cell>
          <table:table-cell office:value-type="float" office:value="131.771629" calcext:value-type="float">
            <text:p>131.771629</text:p>
          </table:table-cell>
          <table:table-cell office:value-type="float" office:value="144.812461" calcext:value-type="float">
            <text:p>144.812461</text:p>
          </table:table-cell>
          <table:table-cell office:value-type="float" office:value="153.002879" calcext:value-type="float">
            <text:p>153.002879</text:p>
          </table:table-cell>
          <table:table-cell office:value-type="float" office:value="172.38703" calcext:value-type="float">
            <text:p>172.38703</text:p>
          </table:table-cell>
          <table:table-cell office:value-type="float" office:value="176.666691" calcext:value-type="float">
            <text:p>176.666691</text:p>
          </table:table-cell>
          <table:table-cell office:value-type="float" office:value="194.460301" calcext:value-type="float">
            <text:p>194.460301</text:p>
          </table:table-cell>
          <table:table-cell office:value-type="float" office:value="214.851425" calcext:value-type="float">
            <text:p>214.851425</text:p>
          </table:table-cell>
          <table:table-cell office:value-type="float" office:value="207.506879" calcext:value-type="float">
            <text:p>207.506879</text:p>
          </table:table-cell>
          <table:table-cell office:value-type="float" office:value="236.600114" calcext:value-type="float">
            <text:p>236.600114</text:p>
          </table:table-cell>
          <table:table-cell office:value-type="float" office:value="246.69496" calcext:value-type="float">
            <text:p>246.69496</text:p>
          </table:table-cell>
          <table:table-cell office:value-type="float" office:value="247.347612" calcext:value-type="float">
            <text:p>247.347612</text:p>
          </table:table-cell>
          <table:table-cell office:value-type="float" office:value="259.430133" calcext:value-type="float">
            <text:p>259.430133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4791" calcext:value-type="float">
            <text:p>4791</text:p>
          </table:table-cell>
          <table:table-cell office:value-type="float" office:value="5149" calcext:value-type="float">
            <text:p>5149</text:p>
          </table:table-cell>
          <table:table-cell office:value-type="float" office:value="6218" calcext:value-type="float">
            <text:p>6218</text:p>
          </table:table-cell>
          <table:table-cell office:value-type="float" office:value="6593" calcext:value-type="float">
            <text:p>6593</text:p>
          </table:table-cell>
          <table:table-cell office:value-type="float" office:value="6971" calcext:value-type="float">
            <text:p>6971</text:p>
          </table:table-cell>
          <table:table-cell office:value-type="float" office:value="7724" calcext:value-type="float">
            <text:p>7724</text:p>
          </table:table-cell>
          <table:table-cell office:value-type="float" office:value="8060" calcext:value-type="float">
            <text:p>8060</text:p>
          </table:table-cell>
          <table:table-cell office:value-type="float" office:value="8781" calcext:value-type="float">
            <text:p>8781</text:p>
          </table:table-cell>
          <table:table-cell office:value-type="float" office:value="9483" calcext:value-type="float">
            <text:p>9483</text:p>
          </table:table-cell>
          <table:table-cell office:value-type="float" office:value="9802" calcext:value-type="float">
            <text:p>9802</text:p>
          </table:table-cell>
          <table:table-cell office:value-type="float" office:value="10543" calcext:value-type="float">
            <text:p>10543</text:p>
          </table:table-cell>
          <table:table-cell office:value-type="float" office:value="11148" calcext:value-type="float">
            <text:p>11148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1282" calcext:value-type="float">
            <text:p>1282</text:p>
          </table:table-cell>
          <table:table-cell office:value-type="float" office:value="1400" calcext:value-type="float">
            <text:p>1400</text:p>
          </table:table-cell>
          <table:table-cell office:value-type="float" office:value="1671" calcext:value-type="float">
            <text:p>1671</text:p>
          </table:table-cell>
          <table:table-cell office:value-type="float" office:value="1600" calcext:value-type="float">
            <text:p>1600</text:p>
          </table:table-cell>
          <table:table-cell office:value-type="float" office:value="1732" calcext:value-type="float">
            <text:p>1732</text:p>
          </table:table-cell>
          <table:table-cell office:value-type="float" office:value="2107" calcext:value-type="float">
            <text:p>2107</text:p>
          </table:table-cell>
          <table:table-cell office:value-type="float" office:value="2101" calcext:value-type="float">
            <text:p>2101</text:p>
          </table:table-cell>
          <table:table-cell office:value-type="float" office:value="2180" calcext:value-type="float">
            <text:p>2180</text:p>
          </table:table-cell>
          <table:table-cell office:value-type="float" office:value="2614" calcext:value-type="float">
            <text:p>2614</text:p>
          </table:table-cell>
          <table:table-cell office:value-type="float" office:value="2522" calcext:value-type="float">
            <text:p>2522</text:p>
          </table:table-cell>
          <table:table-cell office:value-type="float" office:value="2544" calcext:value-type="float">
            <text:p>2544</text:p>
          </table:table-cell>
          <table:table-cell office:value-type="float" office:value="3215" calcext:value-type="float">
            <text:p>321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31229297" calcext:value-type="float">
            <text:p>131229297</text:p>
          </table:table-cell>
          <table:table-cell office:value-type="float" office:value="145021912" calcext:value-type="float">
            <text:p>145021912</text:p>
          </table:table-cell>
          <table:table-cell office:value-type="float" office:value="168744007" calcext:value-type="float">
            <text:p>168744007</text:p>
          </table:table-cell>
          <table:table-cell office:value-type="float" office:value="178051134" calcext:value-type="float">
            <text:p>178051134</text:p>
          </table:table-cell>
          <table:table-cell office:value-type="float" office:value="191484895" calcext:value-type="float">
            <text:p>191484895</text:p>
          </table:table-cell>
          <table:table-cell office:value-type="float" office:value="212798317" calcext:value-type="float">
            <text:p>212798317</text:p>
          </table:table-cell>
          <table:table-cell office:value-type="float" office:value="218290247" calcext:value-type="float">
            <text:p>218290247</text:p>
          </table:table-cell>
          <table:table-cell office:value-type="float" office:value="236931323" calcext:value-type="float">
            <text:p>236931323</text:p>
          </table:table-cell>
          <table:table-cell office:value-type="float" office:value="257064039" calcext:value-type="float">
            <text:p>257064039</text:p>
          </table:table-cell>
          <table:table-cell office:value-type="float" office:value="263277085" calcext:value-type="float">
            <text:p>263277085</text:p>
          </table:table-cell>
          <table:table-cell office:value-type="float" office:value="279665687" calcext:value-type="float">
            <text:p>279665687</text:p>
          </table:table-cell>
          <table:table-cell office:value-type="float" office:value="297909487" calcext:value-type="float">
            <text:p>297909487</text:p>
          </table:table-cell>
          <table:table-cell office:value-type="float" office:value="297958051" calcext:value-type="float">
            <text:p>297958051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35998666" calcext:value-type="float">
            <text:p>35998666</text:p>
          </table:table-cell>
          <table:table-cell office:value-type="float" office:value="38983781" calcext:value-type="float">
            <text:p>38983781</text:p>
          </table:table-cell>
          <table:table-cell office:value-type="float" office:value="45777849" calcext:value-type="float">
            <text:p>45777849</text:p>
          </table:table-cell>
          <table:table-cell office:value-type="float" office:value="48599111" calcext:value-type="float">
            <text:p>48599111</text:p>
          </table:table-cell>
          <table:table-cell office:value-type="float" office:value="51546530" calcext:value-type="float">
            <text:p>51546530</text:p>
          </table:table-cell>
          <table:table-cell office:value-type="float" office:value="56880393" calcext:value-type="float">
            <text:p>56880393</text:p>
          </table:table-cell>
          <table:table-cell office:value-type="float" office:value="59505559" calcext:value-type="float">
            <text:p>59505559</text:p>
          </table:table-cell>
          <table:table-cell office:value-type="float" office:value="64068519" calcext:value-type="float">
            <text:p>64068519</text:p>
          </table:table-cell>
          <table:table-cell office:value-type="float" office:value="69060728" calcext:value-type="float">
            <text:p>69060728</text:p>
          </table:table-cell>
          <table:table-cell office:value-type="float" office:value="71472889" calcext:value-type="float">
            <text:p>71472889</text:p>
          </table:table-cell>
          <table:table-cell office:value-type="float" office:value="76036401" calcext:value-type="float">
            <text:p>76036401</text:p>
          </table:table-cell>
          <table:table-cell office:value-type="float" office:value="81181135" calcext:value-type="float">
            <text:p>81181135</text:p>
          </table:table-cell>
          <table:table-cell office:value-type="float" office:value="80926212" calcext:value-type="float">
            <text:p>80926212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7479134" calcext:value-type="float">
            <text:p>7479134</text:p>
          </table:table-cell>
          <table:table-cell office:value-type="float" office:value="8089546" calcext:value-type="float">
            <text:p>8089546</text:p>
          </table:table-cell>
          <table:table-cell office:value-type="float" office:value="9513964" calcext:value-type="float">
            <text:p>9513964</text:p>
          </table:table-cell>
          <table:table-cell office:value-type="float" office:value="10087258" calcext:value-type="float">
            <text:p>10087258</text:p>
          </table:table-cell>
          <table:table-cell office:value-type="float" office:value="10694346" calcext:value-type="float">
            <text:p>10694346</text:p>
          </table:table-cell>
          <table:table-cell office:value-type="float" office:value="11807496" calcext:value-type="float">
            <text:p>11807496</text:p>
          </table:table-cell>
          <table:table-cell office:value-type="float" office:value="12338394" calcext:value-type="float">
            <text:p>12338394</text:p>
          </table:table-cell>
          <table:table-cell office:value-type="float" office:value="13297624" calcext:value-type="float">
            <text:p>13297624</text:p>
          </table:table-cell>
          <table:table-cell office:value-type="float" office:value="14337048" calcext:value-type="float">
            <text:p>14337048</text:p>
          </table:table-cell>
          <table:table-cell office:value-type="float" office:value="14830151" calcext:value-type="float">
            <text:p>14830151</text:p>
          </table:table-cell>
          <table:table-cell office:value-type="float" office:value="15783953" calcext:value-type="float">
            <text:p>15783953</text:p>
          </table:table-cell>
          <table:table-cell office:value-type="float" office:value="16852970" calcext:value-type="float">
            <text:p>16852970</text:p>
          </table:table-cell>
          <table:table-cell office:value-type="float" office:value="16799686" calcext:value-type="float">
            <text:p>16799686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250920" calcext:value-type="float">
            <text:p>250920</text:p>
          </table:table-cell>
          <table:table-cell office:value-type="float" office:value="271425" calcext:value-type="float">
            <text:p>271425</text:p>
          </table:table-cell>
          <table:table-cell office:value-type="float" office:value="323244" calcext:value-type="float">
            <text:p>323244</text:p>
          </table:table-cell>
          <table:table-cell office:value-type="float" office:value="334030" calcext:value-type="float">
            <text:p>334030</text:p>
          </table:table-cell>
          <table:table-cell office:value-type="float" office:value="356481" calcext:value-type="float">
            <text:p>356481</text:p>
          </table:table-cell>
          <table:table-cell office:value-type="float" office:value="396129" calcext:value-type="float">
            <text:p>396129</text:p>
          </table:table-cell>
          <table:table-cell office:value-type="float" office:value="402653" calcext:value-type="float">
            <text:p>402653</text:p>
          </table:table-cell>
          <table:table-cell office:value-type="float" office:value="435904" calcext:value-type="float">
            <text:p>435904</text:p>
          </table:table-cell>
          <table:table-cell office:value-type="float" office:value="476865" calcext:value-type="float">
            <text:p>476865</text:p>
          </table:table-cell>
          <table:table-cell office:value-type="float" office:value="485988" calcext:value-type="float">
            <text:p>485988</text:p>
          </table:table-cell>
          <table:table-cell office:value-type="float" office:value="515509" calcext:value-type="float">
            <text:p>515509</text:p>
          </table:table-cell>
          <table:table-cell office:value-type="float" office:value="555206" calcext:value-type="float">
            <text:p>555206</text:p>
          </table:table-cell>
          <table:table-cell office:value-type="float" office:value="543616" calcext:value-type="float">
            <text:p>543616</text:p>
          </table:table-cell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021105063" calcext:value-type="float">
            <text:p>0.021105063</text:p>
          </table:table-cell>
          <table:table-cell office:value-type="float" office:value="0.024400559" calcext:value-type="float">
            <text:p>0.024400559</text:p>
          </table:table-cell>
          <table:table-cell office:value-type="float" office:value="0.034721339" calcext:value-type="float">
            <text:p>0.034721339</text:p>
          </table:table-cell>
          <table:table-cell office:value-type="float" office:value="0.029511899" calcext:value-type="float">
            <text:p>0.029511899</text:p>
          </table:table-cell>
          <table:table-cell office:value-type="float" office:value="0.033124907" calcext:value-type="float">
            <text:p>0.033124907</text:p>
          </table:table-cell>
          <table:table-cell office:value-type="float" office:value="0.039581264" calcext:value-type="float">
            <text:p>0.039581264</text:p>
          </table:table-cell>
          <table:table-cell office:value-type="float" office:value="0.032332205" calcext:value-type="float">
            <text:p>0.032332205</text:p>
          </table:table-cell>
          <table:table-cell office:value-type="float" office:value="0.04193148" calcext:value-type="float">
            <text:p>0.04193148</text:p>
          </table:table-cell>
          <table:table-cell office:value-type="float" office:value="0.049276671" calcext:value-type="float">
            <text:p>0.049276671</text:p>
          </table:table-cell>
          <table:table-cell office:value-type="float" office:value="0.039932588" calcext:value-type="float">
            <text:p>0.039932588</text:p>
          </table:table-cell>
          <table:table-cell office:value-type="float" office:value="0.046555506" calcext:value-type="float">
            <text:p>0.046555506</text:p>
          </table:table-cell>
          <table:table-cell office:value-type="float" office:value="0.055592931" calcext:value-type="float">
            <text:p>0.055592931</text:p>
          </table:table-cell>
          <table:table-cell office:value-type="float" office:value="0.044772828" calcext:value-type="float">
            <text:p>0.0447728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70 units of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263.619481" calcext:value-type="float">
            <text:p>263.619481</text:p>
          </table:table-cell>
          <table:table-cell office:value-type="float" office:value="292.410915" calcext:value-type="float">
            <text:p>292.410915</text:p>
          </table:table-cell>
          <table:table-cell office:value-type="float" office:value="320.290689" calcext:value-type="float">
            <text:p>320.290689</text:p>
          </table:table-cell>
          <table:table-cell office:value-type="float" office:value="332.255539" calcext:value-type="float">
            <text:p>332.255539</text:p>
          </table:table-cell>
          <table:table-cell office:value-type="float" office:value="352.375473" calcext:value-type="float">
            <text:p>352.375473</text:p>
          </table:table-cell>
          <table:table-cell office:value-type="float" office:value="414.090868" calcext:value-type="float">
            <text:p>414.090868</text:p>
          </table:table-cell>
          <table:table-cell office:value-type="float" office:value="413.224102" calcext:value-type="float">
            <text:p>413.224102</text:p>
          </table:table-cell>
          <table:table-cell office:value-type="float" office:value="433.494654" calcext:value-type="float">
            <text:p>433.494654</text:p>
          </table:table-cell>
          <table:table-cell office:value-type="float" office:value="483.869001" calcext:value-type="float">
            <text:p>483.869001</text:p>
          </table:table-cell>
          <table:table-cell office:value-type="float" office:value="514.640119" calcext:value-type="float">
            <text:p>514.640119</text:p>
          </table:table-cell>
          <table:table-cell office:value-type="float" office:value="559.106193" calcext:value-type="float">
            <text:p>559.106193</text:p>
          </table:table-cell>
          <table:table-cell office:value-type="float" office:value="587.037259" calcext:value-type="float">
            <text:p>587.037259</text:p>
          </table:table-cell>
          <table:table-cell office:value-type="float" office:value="561.267877" calcext:value-type="float">
            <text:p>561.267877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11068" calcext:value-type="float">
            <text:p>11068</text:p>
          </table:table-cell>
          <table:table-cell office:value-type="float" office:value="12611" calcext:value-type="float">
            <text:p>12611</text:p>
          </table:table-cell>
          <table:table-cell office:value-type="float" office:value="13817" calcext:value-type="float">
            <text:p>13817</text:p>
          </table:table-cell>
          <table:table-cell office:value-type="float" office:value="15386" calcext:value-type="float">
            <text:p>15386</text:p>
          </table:table-cell>
          <table:table-cell office:value-type="float" office:value="16778" calcext:value-type="float">
            <text:p>16778</text:p>
          </table:table-cell>
          <table:table-cell office:value-type="float" office:value="17661" calcext:value-type="float">
            <text:p>17661</text:p>
          </table:table-cell>
          <table:table-cell office:value-type="float" office:value="19459" calcext:value-type="float">
            <text:p>19459</text:p>
          </table:table-cell>
          <table:table-cell office:value-type="float" office:value="20589" calcext:value-type="float">
            <text:p>20589</text:p>
          </table:table-cell>
          <table:table-cell office:value-type="float" office:value="21578" calcext:value-type="float">
            <text:p>21578</text:p>
          </table:table-cell>
          <table:table-cell office:value-type="float" office:value="23291" calcext:value-type="float">
            <text:p>23291</text:p>
          </table:table-cell>
          <table:table-cell office:value-type="float" office:value="24518" calcext:value-type="float">
            <text:p>24518</text:p>
          </table:table-cell>
          <table:table-cell office:value-type="float" office:value="25666" calcext:value-type="float">
            <text:p>25666</text:p>
          </table:table-cell>
          <table:table-cell office:value-type="float" office:value="25932" calcext:value-type="float">
            <text:p>25932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2868" calcext:value-type="float">
            <text:p>2868</text:p>
          </table:table-cell>
          <table:table-cell office:value-type="float" office:value="3357" calcext:value-type="float">
            <text:p>3357</text:p>
          </table:table-cell>
          <table:table-cell office:value-type="float" office:value="3354" calcext:value-type="float">
            <text:p>3354</text:p>
          </table:table-cell>
          <table:table-cell office:value-type="float" office:value="3594" calcext:value-type="float">
            <text:p>3594</text:p>
          </table:table-cell>
          <table:table-cell office:value-type="float" office:value="4126" calcext:value-type="float">
            <text:p>4126</text:p>
          </table:table-cell>
          <table:table-cell office:value-type="float" office:value="4401" calcext:value-type="float">
            <text:p>4401</text:p>
          </table:table-cell>
          <table:table-cell office:value-type="float" office:value="4853" calcext:value-type="float">
            <text:p>4853</text:p>
          </table:table-cell>
          <table:table-cell office:value-type="float" office:value="5633" calcext:value-type="float">
            <text:p>5633</text:p>
          </table:table-cell>
          <table:table-cell office:value-type="float" office:value="5118" calcext:value-type="float">
            <text:p>5118</text:p>
          </table:table-cell>
          <table:table-cell office:value-type="float" office:value="6119" calcext:value-type="float">
            <text:p>6119</text:p>
          </table:table-cell>
          <table:table-cell office:value-type="float" office:value="6184" calcext:value-type="float">
            <text:p>6184</text:p>
          </table:table-cell>
          <table:table-cell office:value-type="float" office:value="6697" calcext:value-type="float">
            <text:p>6697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94588285" calcext:value-type="float">
            <text:p>294588285</text:p>
          </table:table-cell>
          <table:table-cell office:value-type="float" office:value="344723061" calcext:value-type="float">
            <text:p>344723061</text:p>
          </table:table-cell>
          <table:table-cell office:value-type="float" office:value="364815507" calcext:value-type="float">
            <text:p>364815507</text:p>
          </table:table-cell>
          <table:table-cell office:value-type="float" office:value="398027391" calcext:value-type="float">
            <text:p>398027391</text:p>
          </table:table-cell>
          <table:table-cell office:value-type="float" office:value="436437844" calcext:value-type="float">
            <text:p>436437844</text:p>
          </table:table-cell>
          <table:table-cell office:value-type="float" office:value="461522346" calcext:value-type="float">
            <text:p>461522346</text:p>
          </table:table-cell>
          <table:table-cell office:value-type="float" office:value="507106020" calcext:value-type="float">
            <text:p>507106020</text:p>
          </table:table-cell>
          <table:table-cell office:value-type="float" office:value="530109583" calcext:value-type="float">
            <text:p>530109583</text:p>
          </table:table-cell>
          <table:table-cell office:value-type="float" office:value="556705578" calcext:value-type="float">
            <text:p>556705578</text:p>
          </table:table-cell>
          <table:table-cell office:value-type="float" office:value="611519216" calcext:value-type="float">
            <text:p>611519216</text:p>
          </table:table-cell>
          <table:table-cell office:value-type="float" office:value="641820109" calcext:value-type="float">
            <text:p>641820109</text:p>
          </table:table-cell>
          <table:table-cell office:value-type="float" office:value="686401249" calcext:value-type="float">
            <text:p>686401249</text:p>
          </table:table-cell>
          <table:table-cell office:value-type="float" office:value="683950575" calcext:value-type="float">
            <text:p>683950575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79826651" calcext:value-type="float">
            <text:p>79826651</text:p>
          </table:table-cell>
          <table:table-cell office:value-type="float" office:value="90767353" calcext:value-type="float">
            <text:p>90767353</text:p>
          </table:table-cell>
          <table:table-cell office:value-type="float" office:value="98788902" calcext:value-type="float">
            <text:p>98788902</text:p>
          </table:table-cell>
          <table:table-cell office:value-type="float" office:value="109509226" calcext:value-type="float">
            <text:p>109509226</text:p>
          </table:table-cell>
          <table:table-cell office:value-type="float" office:value="119228297" calcext:value-type="float">
            <text:p>119228297</text:p>
          </table:table-cell>
          <table:table-cell office:value-type="float" office:value="126154649" calcext:value-type="float">
            <text:p>126154649</text:p>
          </table:table-cell>
          <table:table-cell office:value-type="float" office:value="137727521" calcext:value-type="float">
            <text:p>137727521</text:p>
          </table:table-cell>
          <table:table-cell office:value-type="float" office:value="145881435" calcext:value-type="float">
            <text:p>145881435</text:p>
          </table:table-cell>
          <table:table-cell office:value-type="float" office:value="151789454" calcext:value-type="float">
            <text:p>151789454</text:p>
          </table:table-cell>
          <table:table-cell office:value-type="float" office:value="163773268" calcext:value-type="float">
            <text:p>163773268</text:p>
          </table:table-cell>
          <table:table-cell office:value-type="float" office:value="172687063" calcext:value-type="float">
            <text:p>172687063</text:p>
          </table:table-cell>
          <table:table-cell office:value-type="float" office:value="182572123" calcext:value-type="float">
            <text:p>182572123</text:p>
          </table:table-cell>
          <table:table-cell office:value-type="float" office:value="181276286" calcext:value-type="float">
            <text:p>181276286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16609274" calcext:value-type="float">
            <text:p>16609274</text:p>
          </table:table-cell>
          <table:table-cell office:value-type="float" office:value="18882402" calcext:value-type="float">
            <text:p>18882402</text:p>
          </table:table-cell>
          <table:table-cell office:value-type="float" office:value="20552607" calcext:value-type="float">
            <text:p>20552607</text:p>
          </table:table-cell>
          <table:table-cell office:value-type="float" office:value="22799048" calcext:value-type="float">
            <text:p>22799048</text:p>
          </table:table-cell>
          <table:table-cell office:value-type="float" office:value="24817459" calcext:value-type="float">
            <text:p>24817459</text:p>
          </table:table-cell>
          <table:table-cell office:value-type="float" office:value="26219628" calcext:value-type="float">
            <text:p>26219628</text:p>
          </table:table-cell>
          <table:table-cell office:value-type="float" office:value="28668237" calcext:value-type="float">
            <text:p>28668237</text:p>
          </table:table-cell>
          <table:table-cell office:value-type="float" office:value="30343910" calcext:value-type="float">
            <text:p>30343910</text:p>
          </table:table-cell>
          <table:table-cell office:value-type="float" office:value="31556732" calcext:value-type="float">
            <text:p>31556732</text:p>
          </table:table-cell>
          <table:table-cell office:value-type="float" office:value="34068557" calcext:value-type="float">
            <text:p>34068557</text:p>
          </table:table-cell>
          <table:table-cell office:value-type="float" office:value="35912137" calcext:value-type="float">
            <text:p>35912137</text:p>
          </table:table-cell>
          <table:table-cell office:value-type="float" office:value="37917012" calcext:value-type="float">
            <text:p>37917012</text:p>
          </table:table-cell>
          <table:table-cell office:value-type="float" office:value="37688886" calcext:value-type="float">
            <text:p>37688886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545219" calcext:value-type="float">
            <text:p>545219</text:p>
          </table:table-cell>
          <table:table-cell office:value-type="float" office:value="630407" calcext:value-type="float">
            <text:p>630407</text:p>
          </table:table-cell>
          <table:table-cell office:value-type="float" office:value="651740" calcext:value-type="float">
            <text:p>651740</text:p>
          </table:table-cell>
          <table:table-cell office:value-type="float" office:value="729123" calcext:value-type="float">
            <text:p>729123</text:p>
          </table:table-cell>
          <table:table-cell office:value-type="float" office:value="812772" calcext:value-type="float">
            <text:p>812772</text:p>
          </table:table-cell>
          <table:table-cell office:value-type="float" office:value="855216" calcext:value-type="float">
            <text:p>855216</text:p>
          </table:table-cell>
          <table:table-cell office:value-type="float" office:value="915980" calcext:value-type="float">
            <text:p>915980</text:p>
          </table:table-cell>
          <table:table-cell office:value-type="float" office:value="990283" calcext:value-type="float">
            <text:p>990283</text:p>
          </table:table-cell>
          <table:table-cell office:value-type="float" office:value="1010808" calcext:value-type="float">
            <text:p>1010808</text:p>
          </table:table-cell>
          <table:table-cell office:value-type="float" office:value="1112426" calcext:value-type="float">
            <text:p>1112426</text:p>
          </table:table-cell>
          <table:table-cell office:value-type="float" office:value="1203316" calcext:value-type="float">
            <text:p>1203316</text:p>
          </table:table-cell>
          <table:table-cell office:value-type="float" office:value="1243361" calcext:value-type="float">
            <text:p>1243361</text:p>
          </table:table-cell>
          <table:table-cell office:value-type="float" office:value="1206418" calcext:value-type="float">
            <text:p>1206418</text:p>
          </table:table-cell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04511651" calcext:value-type="float">
            <text:p>0.04511651</text:p>
          </table:table-cell>
          <table:table-cell office:value-type="float" office:value="0.06392041" calcext:value-type="float">
            <text:p>0.06392041</text:p>
          </table:table-cell>
          <table:table-cell office:value-type="float" office:value="0.052723189" calcext:value-type="float">
            <text:p>0.052723189</text:p>
          </table:table-cell>
          <table:table-cell office:value-type="float" office:value="0.071533082" calcext:value-type="float">
            <text:p>0.071533082</text:p>
          </table:table-cell>
          <table:table-cell office:value-type="float" office:value="0.070726656" calcext:value-type="float">
            <text:p>0.070726656</text:p>
          </table:table-cell>
          <table:table-cell office:value-type="float" office:value="0.085390386" calcext:value-type="float">
            <text:p>0.085390386</text:p>
          </table:table-cell>
          <table:table-cell office:value-type="float" office:value="0.078415101" calcext:value-type="float">
            <text:p>0.078415101</text:p>
          </table:table-cell>
          <table:table-cell office:value-type="float" office:value="0.088273974" calcext:value-type="float">
            <text:p>0.088273974</text:p>
          </table:table-cell>
          <table:table-cell office:value-type="float" office:value="0.077107443" calcext:value-type="float">
            <text:p>0.077107443</text:p>
          </table:table-cell>
          <table:table-cell office:value-type="float" office:value="0.108979647" calcext:value-type="float">
            <text:p>0.108979647</text:p>
          </table:table-cell>
          <table:table-cell office:value-type="float" office:value="0.114200817" calcext:value-type="float">
            <text:p>0.114200817</text:p>
          </table:table-cell>
          <table:table-cell office:value-type="float" office:value="0.132701744" calcext:value-type="float">
            <text:p>0.132701744</text:p>
          </table:table-cell>
          <table:table-cell office:value-type="float" office:value="0.095586809" calcext:value-type="float">
            <text:p>0.09558680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150 units of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549.366535" calcext:value-type="float">
            <text:p>549.366535</text:p>
          </table:table-cell>
          <table:table-cell office:value-type="float" office:value="599.819385" calcext:value-type="float">
            <text:p>599.819385</text:p>
          </table:table-cell>
          <table:table-cell office:value-type="float" office:value="660.629499" calcext:value-type="float">
            <text:p>660.629499</text:p>
          </table:table-cell>
          <table:table-cell office:value-type="float" office:value="681.792297" calcext:value-type="float">
            <text:p>681.792297</text:p>
          </table:table-cell>
          <table:table-cell office:value-type="float" office:value="776.767704" calcext:value-type="float">
            <text:p>776.767704</text:p>
          </table:table-cell>
          <table:table-cell office:value-type="float" office:value="846.318187" calcext:value-type="float">
            <text:p>846.318187</text:p>
          </table:table-cell>
          <table:table-cell office:value-type="float" office:value="842.48176" calcext:value-type="float">
            <text:p>842.48176</text:p>
          </table:table-cell>
          <table:table-cell office:value-type="float" office:value="915.120857" calcext:value-type="float">
            <text:p>915.120857</text:p>
          </table:table-cell>
          <table:table-cell office:value-type="float" office:value="949.108885" calcext:value-type="float">
            <text:p>949.108885</text:p>
          </table:table-cell>
          <table:table-cell office:value-type="float" office:value="979.061934" calcext:value-type="float">
            <text:p>979.061934</text:p>
          </table:table-cell>
          <table:table-cell office:value-type="float" office:value="1113.272004" calcext:value-type="float">
            <text:p>1113.272004</text:p>
          </table:table-cell>
          <table:table-cell office:value-type="float" office:value="1119.50177" calcext:value-type="float">
            <text:p>1119.50177</text:p>
          </table:table-cell>
          <table:table-cell office:value-type="float" office:value="1106.217227" calcext:value-type="float">
            <text:p>1106.217227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23420" calcext:value-type="float">
            <text:p>23420</text:p>
          </table:table-cell>
          <table:table-cell office:value-type="float" office:value="27139" calcext:value-type="float">
            <text:p>27139</text:p>
          </table:table-cell>
          <table:table-cell office:value-type="float" office:value="29550" calcext:value-type="float">
            <text:p>29550</text:p>
          </table:table-cell>
          <table:table-cell office:value-type="float" office:value="32025" calcext:value-type="float">
            <text:p>32025</text:p>
          </table:table-cell>
          <table:table-cell office:value-type="float" office:value="34914" calcext:value-type="float">
            <text:p>34914</text:p>
          </table:table-cell>
          <table:table-cell office:value-type="float" office:value="37748" calcext:value-type="float">
            <text:p>37748</text:p>
          </table:table-cell>
          <table:table-cell office:value-type="float" office:value="41228" calcext:value-type="float">
            <text:p>41228</text:p>
          </table:table-cell>
          <table:table-cell office:value-type="float" office:value="43511" calcext:value-type="float">
            <text:p>43511</text:p>
          </table:table-cell>
          <table:table-cell office:value-type="float" office:value="46112" calcext:value-type="float">
            <text:p>46112</text:p>
          </table:table-cell>
          <table:table-cell office:value-type="float" office:value="48867" calcext:value-type="float">
            <text:p>48867</text:p>
          </table:table-cell>
          <table:table-cell office:value-type="float" office:value="51815" calcext:value-type="float">
            <text:p>51815</text:p>
          </table:table-cell>
          <table:table-cell office:value-type="float" office:value="54464" calcext:value-type="float">
            <text:p>54464</text:p>
          </table:table-cell>
          <table:table-cell office:value-type="float" office:value="55005" calcext:value-type="float">
            <text:p>55005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5998" calcext:value-type="float">
            <text:p>5998</text:p>
          </table:table-cell>
          <table:table-cell office:value-type="float" office:value="6386" calcext:value-type="float">
            <text:p>6386</text:p>
          </table:table-cell>
          <table:table-cell office:value-type="float" office:value="7266" calcext:value-type="float">
            <text:p>7266</text:p>
          </table:table-cell>
          <table:table-cell office:value-type="float" office:value="8117" calcext:value-type="float">
            <text:p>8117</text:p>
          </table:table-cell>
          <table:table-cell office:value-type="float" office:value="8867" calcext:value-type="float">
            <text:p>8867</text:p>
          </table:table-cell>
          <table:table-cell office:value-type="float" office:value="9781" calcext:value-type="float">
            <text:p>9781</text:p>
          </table:table-cell>
          <table:table-cell office:value-type="float" office:value="11773" calcext:value-type="float">
            <text:p>11773</text:p>
          </table:table-cell>
          <table:table-cell office:value-type="float" office:value="11188" calcext:value-type="float">
            <text:p>11188</text:p>
          </table:table-cell>
          <table:table-cell office:value-type="float" office:value="11912" calcext:value-type="float">
            <text:p>11912</text:p>
          </table:table-cell>
          <table:table-cell office:value-type="float" office:value="12562" calcext:value-type="float">
            <text:p>12562</text:p>
          </table:table-cell>
          <table:table-cell office:value-type="float" office:value="13172" calcext:value-type="float">
            <text:p>13172</text:p>
          </table:table-cell>
          <table:table-cell office:value-type="float" office:value="14014" calcext:value-type="float">
            <text:p>14014</text:p>
          </table:table-cell>
          <table:table-cell office:value-type="float" office:value="13838" calcext:value-type="float">
            <text:p>13838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638314588" calcext:value-type="float">
            <text:p>638314588</text:p>
          </table:table-cell>
          <table:table-cell office:value-type="float" office:value="715742248" calcext:value-type="float">
            <text:p>715742248</text:p>
          </table:table-cell>
          <table:table-cell office:value-type="float" office:value="770733451" calcext:value-type="float">
            <text:p>770733451</text:p>
          </table:table-cell>
          <table:table-cell office:value-type="float" office:value="838229195" calcext:value-type="float">
            <text:p>838229195</text:p>
          </table:table-cell>
          <table:table-cell office:value-type="float" office:value="932821335" calcext:value-type="float">
            <text:p>932821335</text:p>
          </table:table-cell>
          <table:table-cell office:value-type="float" office:value="999550441" calcext:value-type="float">
            <text:p>999550441</text:p>
          </table:table-cell>
          <table:table-cell office:value-type="float" office:value="1054386331" calcext:value-type="float">
            <text:p>1054386331</text:p>
          </table:table-cell>
          <table:table-cell office:value-type="float" office:value="1150293910" calcext:value-type="float">
            <text:p>1150293910</text:p>
          </table:table-cell>
          <table:table-cell office:value-type="float" office:value="1235451339" calcext:value-type="float">
            <text:p>1235451339</text:p>
          </table:table-cell>
          <table:table-cell office:value-type="float" office:value="1297821790" calcext:value-type="float">
            <text:p>1297821790</text:p>
          </table:table-cell>
          <table:table-cell office:value-type="float" office:value="1368333085" calcext:value-type="float">
            <text:p>1368333085</text:p>
          </table:table-cell>
          <table:table-cell office:value-type="float" office:value="1440093968" calcext:value-type="float">
            <text:p>1440093968</text:p>
          </table:table-cell>
          <table:table-cell office:value-type="float" office:value="1462939381" calcext:value-type="float">
            <text:p>1462939381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166507815" calcext:value-type="float">
            <text:p>166507815</text:p>
          </table:table-cell>
          <table:table-cell office:value-type="float" office:value="190670023" calcext:value-type="float">
            <text:p>190670023</text:p>
          </table:table-cell>
          <table:table-cell office:value-type="float" office:value="208087715" calcext:value-type="float">
            <text:p>208087715</text:p>
          </table:table-cell>
          <table:table-cell office:value-type="float" office:value="225442329" calcext:value-type="float">
            <text:p>225442329</text:p>
          </table:table-cell>
          <table:table-cell office:value-type="float" office:value="244861625" calcext:value-type="float">
            <text:p>244861625</text:p>
          </table:table-cell>
          <table:table-cell office:value-type="float" office:value="264906115" calcext:value-type="float">
            <text:p>264906115</text:p>
          </table:table-cell>
          <table:table-cell office:value-type="float" office:value="289085202" calcext:value-type="float">
            <text:p>289085202</text:p>
          </table:table-cell>
          <table:table-cell office:value-type="float" office:value="302807573" calcext:value-type="float">
            <text:p>302807573</text:p>
          </table:table-cell>
          <table:table-cell office:value-type="float" office:value="322001494" calcext:value-type="float">
            <text:p>322001494</text:p>
          </table:table-cell>
          <table:table-cell office:value-type="float" office:value="340072745" calcext:value-type="float">
            <text:p>340072745</text:p>
          </table:table-cell>
          <table:table-cell office:value-type="float" office:value="361112976" calcext:value-type="float">
            <text:p>361112976</text:p>
          </table:table-cell>
          <table:table-cell office:value-type="float" office:value="378654905" calcext:value-type="float">
            <text:p>378654905</text:p>
          </table:table-cell>
          <table:table-cell office:value-type="float" office:value="381269513" calcext:value-type="float">
            <text:p>381269513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34652403" calcext:value-type="float">
            <text:p>34652403</text:p>
          </table:table-cell>
          <table:table-cell office:value-type="float" office:value="39704200" calcext:value-type="float">
            <text:p>39704200</text:p>
          </table:table-cell>
          <table:table-cell office:value-type="float" office:value="43317855" calcext:value-type="float">
            <text:p>43317855</text:p>
          </table:table-cell>
          <table:table-cell office:value-type="float" office:value="46894749" calcext:value-type="float">
            <text:p>46894749</text:p>
          </table:table-cell>
          <table:table-cell office:value-type="float" office:value="50930779" calcext:value-type="float">
            <text:p>50930779</text:p>
          </table:table-cell>
          <table:table-cell office:value-type="float" office:value="55095638" calcext:value-type="float">
            <text:p>55095638</text:p>
          </table:table-cell>
          <table:table-cell office:value-type="float" office:value="60149820" calcext:value-type="float">
            <text:p>60149820</text:p>
          </table:table-cell>
          <table:table-cell office:value-type="float" office:value="63006463" calcext:value-type="float">
            <text:p>63006463</text:p>
          </table:table-cell>
          <table:table-cell office:value-type="float" office:value="66964565" calcext:value-type="float">
            <text:p>66964565</text:p>
          </table:table-cell>
          <table:table-cell office:value-type="float" office:value="70735658" calcext:value-type="float">
            <text:p>70735658</text:p>
          </table:table-cell>
          <table:table-cell office:value-type="float" office:value="75083169" calcext:value-type="float">
            <text:p>75083169</text:p>
          </table:table-cell>
          <table:table-cell office:value-type="float" office:value="78755129" calcext:value-type="float">
            <text:p>78755129</text:p>
          </table:table-cell>
          <table:table-cell office:value-type="float" office:value="79286113" calcext:value-type="float">
            <text:p>79286113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1113945" calcext:value-type="float">
            <text:p>1113945</text:p>
          </table:table-cell>
          <table:table-cell office:value-type="float" office:value="1256732" calcext:value-type="float">
            <text:p>1256732</text:p>
          </table:table-cell>
          <table:table-cell office:value-type="float" office:value="1402197" calcext:value-type="float">
            <text:p>1402197</text:p>
          </table:table-cell>
          <table:table-cell office:value-type="float" office:value="1498580" calcext:value-type="float">
            <text:p>1498580</text:p>
          </table:table-cell>
          <table:table-cell office:value-type="float" office:value="1646749" calcext:value-type="float">
            <text:p>1646749</text:p>
          </table:table-cell>
          <table:table-cell office:value-type="float" office:value="1779933" calcext:value-type="float">
            <text:p>1779933</text:p>
          </table:table-cell>
          <table:table-cell office:value-type="float" office:value="1925311" calcext:value-type="float">
            <text:p>1925311</text:p>
          </table:table-cell>
          <table:table-cell office:value-type="float" office:value="2028041" calcext:value-type="float">
            <text:p>2028041</text:p>
          </table:table-cell>
          <table:table-cell office:value-type="float" office:value="2155789" calcext:value-type="float">
            <text:p>2155789</text:p>
          </table:table-cell>
          <table:table-cell office:value-type="float" office:value="2280094" calcext:value-type="float">
            <text:p>2280094</text:p>
          </table:table-cell>
          <table:table-cell office:value-type="float" office:value="2412787" calcext:value-type="float">
            <text:p>2412787</text:p>
          </table:table-cell>
          <table:table-cell office:value-type="float" office:value="2518524" calcext:value-type="float">
            <text:p>2518524</text:p>
          </table:table-cell>
          <table:table-cell office:value-type="float" office:value="2516810" calcext:value-type="float">
            <text:p>2516810</text:p>
          </table:table-cell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097364731" calcext:value-type="float">
            <text:p>0.097364731</text:p>
          </table:table-cell>
          <table:table-cell office:value-type="float" office:value="0.119520316" calcext:value-type="float">
            <text:p>0.119520316</text:p>
          </table:table-cell>
          <table:table-cell office:value-type="float" office:value="0.126121895" calcext:value-type="float">
            <text:p>0.126121895</text:p>
          </table:table-cell>
          <table:table-cell office:value-type="float" office:value="0.116851969" calcext:value-type="float">
            <text:p>0.116851969</text:p>
          </table:table-cell>
          <table:table-cell office:value-type="float" office:value="0.14466104" calcext:value-type="float">
            <text:p>0.14466104</text:p>
          </table:table-cell>
          <table:table-cell office:value-type="float" office:value="0.160266896" calcext:value-type="float">
            <text:p>0.160266896</text:p>
          </table:table-cell>
          <table:table-cell office:value-type="float" office:value="0.157612059" calcext:value-type="float">
            <text:p>0.157612059</text:p>
          </table:table-cell>
          <table:table-cell office:value-type="float" office:value="0.174451624" calcext:value-type="float">
            <text:p>0.174451624</text:p>
          </table:table-cell>
          <table:table-cell office:value-type="float" office:value="0.17747033" calcext:value-type="float">
            <text:p>0.17747033</text:p>
          </table:table-cell>
          <table:table-cell office:value-type="float" office:value="0.18091987" calcext:value-type="float">
            <text:p>0.18091987</text:p>
          </table:table-cell>
          <table:table-cell office:value-type="float" office:value="0.215876858" calcext:value-type="float">
            <text:p>0.215876858</text:p>
          </table:table-cell>
          <table:table-cell office:value-type="float" office:value="0.195641845" calcext:value-type="float">
            <text:p>0.195641845</text:p>
          </table:table-cell>
          <table:table-cell office:value-type="float" office:value="0.189670394" calcext:value-type="float">
            <text:p>0.1896703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300 units of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1062.199014" calcext:value-type="float">
            <text:p>1062.199014</text:p>
          </table:table-cell>
          <table:table-cell office:value-type="float" office:value="1135.648558" calcext:value-type="float">
            <text:p>1135.648558</text:p>
          </table:table-cell>
          <table:table-cell office:value-type="float" office:value="1228.475897" calcext:value-type="float">
            <text:p>1228.475897</text:p>
          </table:table-cell>
          <table:table-cell office:value-type="float" office:value="1423.864055" calcext:value-type="float">
            <text:p>1423.864055</text:p>
          </table:table-cell>
          <table:table-cell office:value-type="float" office:value="1448.138188" calcext:value-type="float">
            <text:p>1448.138188</text:p>
          </table:table-cell>
          <table:table-cell office:value-type="float" office:value="1665.996147" calcext:value-type="float">
            <text:p>1665.996147</text:p>
          </table:table-cell>
          <table:table-cell office:value-type="float" office:value="1765.054781" calcext:value-type="float">
            <text:p>1765.054781</text:p>
          </table:table-cell>
          <table:table-cell office:value-type="float" office:value="1899.634659" calcext:value-type="float">
            <text:p>1899.634659</text:p>
          </table:table-cell>
          <table:table-cell office:value-type="float" office:value="1975.977808" calcext:value-type="float">
            <text:p>1975.977808</text:p>
          </table:table-cell>
          <table:table-cell office:value-type="float" office:value="2060.75693" calcext:value-type="float">
            <text:p>2060.75693</text:p>
          </table:table-cell>
          <table:table-cell office:value-type="float" office:value="2171.209301" calcext:value-type="float">
            <text:p>2171.209301</text:p>
          </table:table-cell>
          <table:table-cell office:value-type="float" office:value="2354.913339" calcext:value-type="float">
            <text:p>2354.913339</text:p>
          </table:table-cell>
          <table:table-cell office:value-type="float" office:value="2082.285778" calcext:value-type="float">
            <text:p>2082.285778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46685" calcext:value-type="float">
            <text:p>46685</text:p>
          </table:table-cell>
          <table:table-cell office:value-type="float" office:value="52372" calcext:value-type="float">
            <text:p>52372</text:p>
          </table:table-cell>
          <table:table-cell office:value-type="float" office:value="57987" calcext:value-type="float">
            <text:p>57987</text:p>
          </table:table-cell>
          <table:table-cell office:value-type="float" office:value="64409" calcext:value-type="float">
            <text:p>64409</text:p>
          </table:table-cell>
          <table:table-cell office:value-type="float" office:value="69904" calcext:value-type="float">
            <text:p>69904</text:p>
          </table:table-cell>
          <table:table-cell office:value-type="float" office:value="75607" calcext:value-type="float">
            <text:p>75607</text:p>
          </table:table-cell>
          <table:table-cell office:value-type="float" office:value="81332" calcext:value-type="float">
            <text:p>81332</text:p>
          </table:table-cell>
          <table:table-cell office:value-type="float" office:value="86776" calcext:value-type="float">
            <text:p>86776</text:p>
          </table:table-cell>
          <table:table-cell office:value-type="float" office:value="92769" calcext:value-type="float">
            <text:p>92769</text:p>
          </table:table-cell>
          <table:table-cell office:value-type="float" office:value="97601" calcext:value-type="float">
            <text:p>97601</text:p>
          </table:table-cell>
          <table:table-cell office:value-type="float" office:value="104275" calcext:value-type="float">
            <text:p>104275</text:p>
          </table:table-cell>
          <table:table-cell office:value-type="float" office:value="109055" calcext:value-type="float">
            <text:p>109055</text:p>
          </table:table-cell>
          <table:table-cell office:value-type="float" office:value="109155" calcext:value-type="float">
            <text:p>109155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11553" calcext:value-type="float">
            <text:p>11553</text:p>
          </table:table-cell>
          <table:table-cell office:value-type="float" office:value="13697" calcext:value-type="float">
            <text:p>13697</text:p>
          </table:table-cell>
          <table:table-cell office:value-type="float" office:value="14775" calcext:value-type="float">
            <text:p>14775</text:p>
          </table:table-cell>
          <table:table-cell office:value-type="float" office:value="16668" calcext:value-type="float">
            <text:p>16668</text:p>
          </table:table-cell>
          <table:table-cell office:value-type="float" office:value="18330" calcext:value-type="float">
            <text:p>18330</text:p>
          </table:table-cell>
          <table:table-cell office:value-type="float" office:value="19900" calcext:value-type="float">
            <text:p>19900</text:p>
          </table:table-cell>
          <table:table-cell office:value-type="float" office:value="21261" calcext:value-type="float">
            <text:p>21261</text:p>
          </table:table-cell>
          <table:table-cell office:value-type="float" office:value="22370" calcext:value-type="float">
            <text:p>22370</text:p>
          </table:table-cell>
          <table:table-cell office:value-type="float" office:value="24355" calcext:value-type="float">
            <text:p>24355</text:p>
          </table:table-cell>
          <table:table-cell office:value-type="float" office:value="24435" calcext:value-type="float">
            <text:p>24435</text:p>
          </table:table-cell>
          <table:table-cell office:value-type="float" office:value="27925" calcext:value-type="float">
            <text:p>27925</text:p>
          </table:table-cell>
          <table:table-cell office:value-type="float" office:value="27913" calcext:value-type="float">
            <text:p>27913</text:p>
          </table:table-cell>
          <table:table-cell office:value-type="float" office:value="27214" calcext:value-type="float">
            <text:p>27214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254950835" calcext:value-type="float">
            <text:p>1254950835</text:p>
          </table:table-cell>
          <table:table-cell office:value-type="float" office:value="1425360718" calcext:value-type="float">
            <text:p>1425360718</text:p>
          </table:table-cell>
          <table:table-cell office:value-type="float" office:value="1550505008" calcext:value-type="float">
            <text:p>1550505008</text:p>
          </table:table-cell>
          <table:table-cell office:value-type="float" office:value="1700261452" calcext:value-type="float">
            <text:p>1700261452</text:p>
          </table:table-cell>
          <table:table-cell office:value-type="float" office:value="1820839521" calcext:value-type="float">
            <text:p>1820839521</text:p>
          </table:table-cell>
          <table:table-cell office:value-type="float" office:value="1991759893" calcext:value-type="float">
            <text:p>1991759893</text:p>
          </table:table-cell>
          <table:table-cell office:value-type="float" office:value="2141561643" calcext:value-type="float">
            <text:p>2141561643</text:p>
          </table:table-cell>
          <table:table-cell office:value-type="float" office:value="2275280294" calcext:value-type="float">
            <text:p>2275280294</text:p>
          </table:table-cell>
          <table:table-cell office:value-type="float" office:value="2434733599" calcext:value-type="float">
            <text:p>2434733599</text:p>
          </table:table-cell>
          <table:table-cell office:value-type="float" office:value="2590491276" calcext:value-type="float">
            <text:p>2590491276</text:p>
          </table:table-cell>
          <table:table-cell office:value-type="float" office:value="2675222100" calcext:value-type="float">
            <text:p>2675222100</text:p>
          </table:table-cell>
          <table:table-cell office:value-type="float" office:value="2843199993" calcext:value-type="float">
            <text:p>2843199993</text:p>
          </table:table-cell>
          <table:table-cell office:value-type="float" office:value="2919187854" calcext:value-type="float">
            <text:p>2919187854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329049408" calcext:value-type="float">
            <text:p>329049408</text:p>
          </table:table-cell>
          <table:table-cell office:value-type="float" office:value="368094995" calcext:value-type="float">
            <text:p>368094995</text:p>
          </table:table-cell>
          <table:table-cell office:value-type="float" office:value="405813269" calcext:value-type="float">
            <text:p>405813269</text:p>
          </table:table-cell>
          <table:table-cell office:value-type="float" office:value="450497823" calcext:value-type="float">
            <text:p>450497823</text:p>
          </table:table-cell>
          <table:table-cell office:value-type="float" office:value="487301894" calcext:value-type="float">
            <text:p>487301894</text:p>
          </table:table-cell>
          <table:table-cell office:value-type="float" office:value="528081650" calcext:value-type="float">
            <text:p>528081650</text:p>
          </table:table-cell>
          <table:table-cell office:value-type="float" office:value="566466634" calcext:value-type="float">
            <text:p>566466634</text:p>
          </table:table-cell>
          <table:table-cell office:value-type="float" office:value="603205394" calcext:value-type="float">
            <text:p>603205394</text:p>
          </table:table-cell>
          <table:table-cell office:value-type="float" office:value="643422661" calcext:value-type="float">
            <text:p>643422661</text:p>
          </table:table-cell>
          <table:table-cell office:value-type="float" office:value="675996328" calcext:value-type="float">
            <text:p>675996328</text:p>
          </table:table-cell>
          <table:table-cell office:value-type="float" office:value="722828958" calcext:value-type="float">
            <text:p>722828958</text:p>
          </table:table-cell>
          <table:table-cell office:value-type="float" office:value="754856353" calcext:value-type="float">
            <text:p>754856353</text:p>
          </table:table-cell>
          <table:table-cell office:value-type="float" office:value="753018199" calcext:value-type="float">
            <text:p>753018199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68483737" calcext:value-type="float">
            <text:p>68483737</text:p>
          </table:table-cell>
          <table:table-cell office:value-type="float" office:value="76578944" calcext:value-type="float">
            <text:p>76578944</text:p>
          </table:table-cell>
          <table:table-cell office:value-type="float" office:value="84431593" calcext:value-type="float">
            <text:p>84431593</text:p>
          </table:table-cell>
          <table:table-cell office:value-type="float" office:value="93712322" calcext:value-type="float">
            <text:p>93712322</text:p>
          </table:table-cell>
          <table:table-cell office:value-type="float" office:value="101377902" calcext:value-type="float">
            <text:p>101377902</text:p>
          </table:table-cell>
          <table:table-cell office:value-type="float" office:value="109812724" calcext:value-type="float">
            <text:p>109812724</text:p>
          </table:table-cell>
          <table:table-cell office:value-type="float" office:value="117799203" calcext:value-type="float">
            <text:p>117799203</text:p>
          </table:table-cell>
          <table:table-cell office:value-type="float" office:value="125460282" calcext:value-type="float">
            <text:p>125460282</text:p>
          </table:table-cell>
          <table:table-cell office:value-type="float" office:value="133805746" calcext:value-type="float">
            <text:p>133805746</text:p>
          </table:table-cell>
          <table:table-cell office:value-type="float" office:value="140588429" calcext:value-type="float">
            <text:p>140588429</text:p>
          </table:table-cell>
          <table:table-cell office:value-type="float" office:value="150332288" calcext:value-type="float">
            <text:p>150332288</text:p>
          </table:table-cell>
          <table:table-cell office:value-type="float" office:value="156984155" calcext:value-type="float">
            <text:p>156984155</text:p>
          </table:table-cell>
          <table:table-cell office:value-type="float" office:value="156609155" calcext:value-type="float">
            <text:p>156609155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2179774" calcext:value-type="float">
            <text:p>2179774</text:p>
          </table:table-cell>
          <table:table-cell office:value-type="float" office:value="2442024" calcext:value-type="float">
            <text:p>2442024</text:p>
          </table:table-cell>
          <table:table-cell office:value-type="float" office:value="2683321" calcext:value-type="float">
            <text:p>2683321</text:p>
          </table:table-cell>
          <table:table-cell office:value-type="float" office:value="2993214" calcext:value-type="float">
            <text:p>2993214</text:p>
          </table:table-cell>
          <table:table-cell office:value-type="float" office:value="3208828" calcext:value-type="float">
            <text:p>3208828</text:p>
          </table:table-cell>
          <table:table-cell office:value-type="float" office:value="3526337" calcext:value-type="float">
            <text:p>3526337</text:p>
          </table:table-cell>
          <table:table-cell office:value-type="float" office:value="3779006" calcext:value-type="float">
            <text:p>3779006</text:p>
          </table:table-cell>
          <table:table-cell office:value-type="float" office:value="4016005" calcext:value-type="float">
            <text:p>4016005</text:p>
          </table:table-cell>
          <table:table-cell office:value-type="float" office:value="4281226" calcext:value-type="float">
            <text:p>4281226</text:p>
          </table:table-cell>
          <table:table-cell office:value-type="float" office:value="4495551" calcext:value-type="float">
            <text:p>4495551</text:p>
          </table:table-cell>
          <table:table-cell office:value-type="float" office:value="4795948" calcext:value-type="float">
            <text:p>4795948</text:p>
          </table:table-cell>
          <table:table-cell office:value-type="float" office:value="5002038" calcext:value-type="float">
            <text:p>5002038</text:p>
          </table:table-cell>
          <table:table-cell office:value-type="float" office:value="4918866" calcext:value-type="float">
            <text:p>4918866</text:p>
          </table:table-cell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187931422" calcext:value-type="float">
            <text:p>0.187931422</text:p>
          </table:table-cell>
          <table:table-cell office:value-type="float" office:value="0.201612833" calcext:value-type="float">
            <text:p>0.201612833</text:p>
          </table:table-cell>
          <table:table-cell office:value-type="float" office:value="0.213062303" calcext:value-type="float">
            <text:p>0.213062303</text:p>
          </table:table-cell>
          <table:table-cell office:value-type="float" office:value="0.256110679" calcext:value-type="float">
            <text:p>0.256110679</text:p>
          </table:table-cell>
          <table:table-cell office:value-type="float" office:value="0.250599984" calcext:value-type="float">
            <text:p>0.250599984</text:p>
          </table:table-cell>
          <table:table-cell office:value-type="float" office:value="0.332975409" calcext:value-type="float">
            <text:p>0.332975409</text:p>
          </table:table-cell>
          <table:table-cell office:value-type="float" office:value="0.327456284" calcext:value-type="float">
            <text:p>0.327456284</text:p>
          </table:table-cell>
          <table:table-cell office:value-type="float" office:value="0.354159576" calcext:value-type="float">
            <text:p>0.354159576</text:p>
          </table:table-cell>
          <table:table-cell office:value-type="float" office:value="0.371022767" calcext:value-type="float">
            <text:p>0.371022767</text:p>
          </table:table-cell>
          <table:table-cell office:value-type="float" office:value="0.382631799" calcext:value-type="float">
            <text:p>0.382631799</text:p>
          </table:table-cell>
          <table:table-cell office:value-type="float" office:value="0.403701422" calcext:value-type="float">
            <text:p>0.403701422</text:p>
          </table:table-cell>
          <table:table-cell office:value-type="float" office:value="0.435864689" calcext:value-type="float">
            <text:p>0.435864689</text:p>
          </table:table-cell>
          <table:table-cell office:value-type="float" office:value="0.339773165" calcext:value-type="float">
            <text:p>0.339773165</text:p>
          </table:table-cell>
        </table:table-row>
      </table:table>
      <table:table table:name="20 20 24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300 units of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82.285778" calcext:value-type="float">
            <text:p>2082.28577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28" calcext:value-type="float">
            <text:p>6.12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09155" calcext:value-type="float">
            <text:p>10915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214" calcext:value-type="float">
            <text:p>2721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9187854" calcext:value-type="float">
            <text:p>29191878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402" calcext:value-type="float">
            <text:p>1.40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3018199" calcext:value-type="float">
            <text:p>75301819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6609155" calcext:value-type="float">
            <text:p>15660915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5.21" calcext:value-type="float">
            <text:p>75.2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8866" calcext:value-type="float">
            <text:p>49188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4" calcext:value-type="percentage">
            <text:p>3.1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339773165" calcext:value-type="float">
            <text:p>0.33977316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50 units of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06.217227" calcext:value-type="float">
            <text:p>1106.21722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832" calcext:value-type="float">
            <text:p>5.83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5005" calcext:value-type="float">
            <text:p>5500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38" calcext:value-type="float">
            <text:p>1383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939381" calcext:value-type="float">
            <text:p>14629393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269513" calcext:value-type="float">
            <text:p>38126951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9286113" calcext:value-type="float">
            <text:p>7928611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1.673" calcext:value-type="float">
            <text:p>71.67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6810" calcext:value-type="float">
            <text:p>251681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89670394" calcext:value-type="float">
            <text:p>0.18967039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0 units of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61.267877" calcext:value-type="float">
            <text:p>561.26787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872" calcext:value-type="float">
            <text:p>5.87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5932" calcext:value-type="float">
            <text:p>259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3950575" calcext:value-type="float">
            <text:p>68395057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9" calcext:value-type="float">
            <text:p>1.21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276286" calcext:value-type="float">
            <text:p>18127628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7688886" calcext:value-type="float">
            <text:p>3768888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15" calcext:value-type="float">
            <text:p>67.1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6418" calcext:value-type="float">
            <text:p>120641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5586809" calcext:value-type="float">
            <text:p>0.09558680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30 units of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59.430133" calcext:value-type="float">
            <text:p>259.43013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94" calcext:value-type="float">
            <text:p>5.79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226" calcext:value-type="float">
            <text:p>1122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958051" calcext:value-type="float">
            <text:p>2979580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9" calcext:value-type="float">
            <text:p>1.14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926212" calcext:value-type="float">
            <text:p>8092621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6799686" calcext:value-type="float">
            <text:p>1679968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756" calcext:value-type="float">
            <text:p>64.75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3616" calcext:value-type="float">
            <text:p>54361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4772828" calcext:value-type="float">
            <text:p>0.04477282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8:43:17.936571148</meta:creation-date>
    <dc:date>2018-09-27T19:13:24.406602924</dc:date>
    <meta:editing-duration>PT2M9S</meta:editing-duration>
    <meta:editing-cycles>1</meta:editing-cycles>
    <meta:document-statistic meta:table-count="6" meta:cell-count="4082" meta:object-count="0"/>
    <meta:generator>LibreOffice/5.1.6.2$Linux_X86_64 LibreOffice_project/10m0$Build-2</meta:generator>
  </office:meta>
</office:document-meta>
</file>